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0485d8" officeooo:paragraph-rsid="000485d8"/>
    </style:style>
    <style:style style:name="P2" style:family="paragraph" style:parent-style-name="Standard">
      <style:paragraph-properties fo:line-height="200%"/>
      <style:text-properties officeooo:rsid="0005e617" officeooo:paragraph-rsid="0005e617"/>
    </style:style>
    <style:style style:name="T1" style:family="text">
      <style:text-properties style:text-position="super 58%"/>
    </style:style>
    <style:style style:name="T2" style:family="text">
      <style:text-properties officeooo:rsid="0005e6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tivation</text:p>
      <text:p text:style-name="P1"/>
      <text:p text:style-name="P1">Apart from the obvious motivation of having to write a dissertation, my motivation was to fill a need I myself had. </text:p>
      <text:p text:style-name="P1">I am a coffee geek.</text:p>
      <text:p text:style-name="P1">I started normally like anyone else, but my morning habit quickly became an obsession. I had been to the big american chain when it opened here and one opened just around the corner from my office in Waterloo Road. I was an addict. I moved offices to Shelbourne Road and my coffee haunt was just a little too far to walk for my fix. I tried a few other places, but the coffee was sub standard. On the course of my daily commute to the office, and being then in the property development world, I kept an eye out on retail and office refurbishments along my route.</text:p>
      <text:p text:style-name="P1">I noticed an old cafe being renovated over the course of a few weeks. On the day the signage went up I excitedly pulled over and went into the building site to enquire. It was a very highly spoken of coffeeshop, the owner of which had already achieved legendary status in the Irish and international coffee circuit. The shop was 3fe (Third Floor Espresso) and the owner was Colin Harmon, multiple Irish Barista champion and then ranked 4<text:span text:style-name="T1">th</text:span> in the world championships. I was aware of his shop on Abbey Street but had only ever been once. I was soon visiting every morning and converting everyone I met to stop using the large chains and to visit 3fe. The staff were very happy to discuss the coffees and methods of preparation on offer and would educate anyone who was willing to listen. </text:p>
      <text:p text:style-name="P1">As part of my work, I spent a number of days in central London and was offered a loan of a book by one of the Baristas (Pete Williams) in 3fe before I left “The London Coffee Guide”. I was amazed that this book was not in production for Dublin, it gave a map of all of the speciality coffee shops in London, details of those shops and a two page spread per shop giving all sorts of information, allowing me to plan my lunch and pre work coffees without ever having been there before.</text:p>
      <text:p text:style-name="P1">I also then thought that this map would be ideal online and the book could be replicated quite easily <text:soft-page-break/>allowing for searching of attributes and filtering of results. The seed was planted.</text:p>
      <text:p text:style-name="P1"/>
      <text:p text:style-name="P1">Time passed and circumstances had me take up a new role in the software development industry. I moved offices over to Marlborough St and away from my haunt. <text:span text:style-name="T2">I didn't know of any shop close enough to fill my daily requirements. I walked quite a distance to a shop I did know and enquired there as to any shop they were familiar with closer to my office. They told me about a shop about 200 metres from my office which I had never seen fit to visit. Some six months passed and our offices moved to a location, once again, too far from my familiar haunt, I was going through the same process asking at a shop I was too far from for a daily visit when the idea of the coffee guide resurfaced. I was coincidentally thinking of topics for my dissertation and the idea stuck.</text:span></text:p>
      <text:p text:style-name="P2">I read the guidance notes and spoke with the coordinator and formalised my decision to base my dissertation on a topic I enjoyed and would happily spend time working on.</text:p>
      <text:p text:style-name="P2">My initial concept was for my own use only. It was suggested by a friend that I make it available as the World Barista Championships 2016 would be taking place in Dublin with over 10,000 visitors from 100 countries flying in and the project would be ideal for visitors to the city to experience some of our flourishing local coffee scene. It remains to be seen if I push the project out to the public at large but initial responses have been posi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9T01:03:59.641000000</meta:creation-date>
    <dc:date>2015-12-29T01:39:50.343000000</dc:date>
    <meta:editing-duration>PT15M39S</meta:editing-duration>
    <meta:editing-cycles>2</meta:editing-cycles>
    <meta:generator>LibreOffice/4.4.6.3$Windows_x86 LibreOffice_project/e8938fd3328e95dcf59dd64e7facd2c7d67c704d</meta:generator>
    <meta:document-statistic meta:table-count="0" meta:image-count="0" meta:object-count="0" meta:page-count="2" meta:paragraph-count="10" meta:word-count="663" meta:character-count="3551" meta:non-whitespace-character-count="2896"/>
  </office:meta>
</office:document-meta>
</file>